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98CB5185CA7EAE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201000005560000030098CB5185CA7EAE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46:20.600415744</meta:creation-date>
    <dc:date>2019-02-20T10:47:44.217686953</dc:date>
    <meta:editing-duration>PT1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